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8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8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94bd5e" draw:marker-end="Fin_20_de_20_línea_20_1" draw:marker-end-width="0.1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eb613d" draw:marker-end="Arrow" draw:marker-end-width="0.1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cm" svg:stroke-color="#000000" draw:fill="none" draw:fill-color="#ffffff" fo:min-height="2.9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cm" svg:stroke-color="#000000" draw:fill="none" draw:fill-color="#ffffff" fo:min-height="1.8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cm" svg:stroke-color="#000000" draw:fill="none" draw:fill-color="#ffffff" fo:min-height="0.3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cm" svg:stroke-color="#000000" draw:fill="none" draw:fill-color="#ffffff" fo:min-height="0.4cm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svg:stroke-color="#800000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color="#008000" fo:font-size="15pt" style:font-size-asian="15pt" style:font-size-complex="15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text-properties fo:font-size="7pt" style:font-size-asian="7pt" style:font-size-complex="7pt"/>
    </style:style>
    <style:style style:name="T1" style:family="text">
      <style:text-properties fo:color="#008000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.6cm" svg:height="3.7cm" svg:x="2.2cm" svg:y="2.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2cm" svg:y1="5.5cm" svg:x2="4.8cm" svg:y2="5.5cm">
          <text:p/>
        </draw:line>
        <draw:line draw:style-name="gr3" draw:text-style-name="P1" draw:layer="layout" svg:x1="2.2cm" svg:y1="5.2cm" svg:x2="4.8cm" svg:y2="5.2cm">
          <text:p/>
        </draw:line>
        <draw:line draw:style-name="gr3" draw:text-style-name="P1" draw:layer="layout" svg:x1="2.2cm" svg:y1="4cm" svg:x2="4.8cm" svg:y2="4cm">
          <text:p/>
        </draw:line>
        <draw:line draw:style-name="gr3" draw:text-style-name="P1" draw:layer="layout" svg:x1="2.2cm" svg:y1="3.7cm" svg:x2="4.8cm" svg:y2="3.7cm">
          <text:p/>
        </draw:line>
        <draw:custom-shape draw:style-name="gr1" draw:text-style-name="P1" draw:layer="layout" svg:width="2.6cm" svg:height="3.7cm" svg:x="2.2cm" svg:y="8.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2cm" svg:y1="11.8cm" svg:x2="4.8cm" svg:y2="11.8cm">
          <text:p/>
        </draw:line>
        <draw:line draw:style-name="gr3" draw:text-style-name="P1" draw:layer="layout" svg:x1="2.2cm" svg:y1="11.5cm" svg:x2="4.8cm" svg:y2="11.5cm">
          <text:p/>
        </draw:line>
        <draw:line draw:style-name="gr3" draw:text-style-name="P1" draw:layer="layout" svg:x1="2.2cm" svg:y1="10.3cm" svg:x2="4.8cm" svg:y2="10.3cm">
          <text:p/>
        </draw:line>
        <draw:line draw:style-name="gr3" draw:text-style-name="P1" draw:layer="layout" svg:x1="2.2cm" svg:y1="10cm" svg:x2="4.8cm" svg:y2="10cm">
          <text:p/>
        </draw:line>
        <draw:custom-shape draw:style-name="gr1" draw:text-style-name="P1" draw:layer="layout" svg:width="2.6cm" svg:height="3.7cm" svg:x="2.2cm" svg:y="12.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2cm" svg:y1="16.1cm" svg:x2="4.8cm" svg:y2="16.1cm">
          <text:p/>
        </draw:line>
        <draw:line draw:style-name="gr3" draw:text-style-name="P1" draw:layer="layout" svg:x1="2.2cm" svg:y1="15.8cm" svg:x2="4.8cm" svg:y2="15.8cm">
          <text:p/>
        </draw:line>
        <draw:line draw:style-name="gr3" draw:text-style-name="P1" draw:layer="layout" svg:x1="2.2cm" svg:y1="14.6cm" svg:x2="4.8cm" svg:y2="14.6cm">
          <text:p/>
        </draw:line>
        <draw:line draw:style-name="gr3" draw:text-style-name="P1" draw:layer="layout" svg:x1="2.2cm" svg:y1="14.3cm" svg:x2="4.8cm" svg:y2="14.3cm">
          <text:p/>
        </draw:line>
        <draw:custom-shape draw:style-name="gr4" draw:text-style-name="P1" draw:layer="layout" svg:width="2.6cm" svg:height="3.7cm" svg:x="14cm" svg:y="7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6cm" svg:height="3.7cm" svg:x="11cm" svg:y="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6cm" svg:height="3.7cm" svg:x="15.2cm" svg:y="2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6cm" svg:height="3.7cm" svg:x="17.2cm" svg:y="9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6cm" svg:height="3.7cm" svg:x="14.7cm" svg:y="13.6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8cm" svg:y1="5.9cm" svg:x2="10.9cm" svg:y2="9.5cm">
          <text:p/>
        </draw:line>
        <draw:polyline draw:style-name="gr6" draw:text-style-name="P1" draw:layer="layout" svg:width="9.199cm" svg:height="6.299cm" svg:x="4.8cm" svg:y="5.3cm" svg:viewBox="0 0 9200 6300" draw:points="0,0 2600,3100 9200,6300">
          <text:p/>
        </draw:polyline>
        <draw:line draw:style-name="gr6" draw:text-style-name="P1" draw:layer="layout" svg:x1="4.8cm" svg:y1="12cm" svg:x2="11cm" svg:y2="9.5cm">
          <text:p/>
        </draw:line>
        <draw:line draw:style-name="gr6" draw:text-style-name="P1" draw:layer="layout" svg:x1="4.8cm" svg:y1="11.6cm" svg:x2="13.9cm" svg:y2="11.6cm">
          <text:p/>
        </draw:line>
        <draw:line draw:style-name="gr6" draw:text-style-name="P1" draw:layer="layout" svg:x1="4.8cm" svg:y1="15.9cm" svg:x2="14cm" svg:y2="11.5cm">
          <text:p/>
        </draw:line>
        <draw:line draw:style-name="gr6" draw:text-style-name="P1" draw:layer="layout" svg:x1="4.8cm" svg:y1="16.4cm" svg:x2="11cm" svg:y2="9.5cm">
          <text:p/>
        </draw:line>
        <draw:line draw:style-name="gr7" draw:text-style-name="P1" draw:layer="layout" svg:x1="4.8cm" svg:y1="14.5cm" svg:x2="14.7cm" svg:y2="17.3cm">
          <text:p/>
        </draw:line>
        <draw:line draw:style-name="gr7" draw:text-style-name="P1" draw:layer="layout" svg:x1="4.8cm" svg:y1="10.1cm" svg:x2="17.2cm" svg:y2="13.3cm">
          <text:p/>
        </draw:line>
        <draw:polyline draw:style-name="gr7" draw:text-style-name="P1" draw:layer="layout" svg:width="10.399cm" svg:height="2.399cm" svg:x="4.8cm" svg:y="3.9cm" svg:viewBox="0 0 10400 2400" draw:points="0,0 5400,0 10400,2400">
          <text:p/>
        </draw:polyline>
        <draw:frame draw:style-name="gr8" draw:layer="layout" svg:width="1.4cm" svg:height="3.2cm" svg:x="3cm" svg:y="6cm">
          <draw:text-box>
            <text:p>.</text:p>
            <text:p>.</text:p>
            <text:p>.</text:p>
          </draw:text-box>
        </draw:frame>
        <draw:frame draw:style-name="gr9" draw:text-style-name="P2" draw:layer="layout" svg:width="2.8cm" svg:height="2.1cm" svg:x="11.1cm" svg:y="6.1cm">
          <draw:text-box>
            <text:p text:style-name="P2"><text:span text:style-name="T1">Identity</text:span></text:p>
            <text:p text:style-name="P2"><text:span text:style-name="T1">mapping</text:span></text:p>
          </draw:text-box>
        </draw:frame>
        <draw:frame draw:style-name="gr9" draw:text-style-name="P2" draw:layer="layout" svg:width="2.8cm" svg:height="2.1cm" svg:x="14cm" svg:y="8.1cm">
          <draw:text-box>
            <text:p text:style-name="P2"><text:span text:style-name="T1">Identity</text:span></text:p>
            <text:p text:style-name="P2"><text:span text:style-name="T1">mapping</text:span></text:p>
          </draw:text-box>
        </draw:frame>
        <draw:frame draw:style-name="gr10" draw:text-style-name="P3" draw:layer="layout" svg:width="0.9cm" svg:height="0.623cm" svg:x="1.6cm" svg:y="16.277cm">
          <draw:text-box>
            <text:p text:style-name="P3">0</text:p>
          </draw:text-box>
        </draw:frame>
        <draw:frame draw:style-name="gr10" draw:text-style-name="P3" draw:layer="layout" svg:width="0.9cm" svg:height="0.623cm" svg:x="1.6cm" svg:y="11.9cm">
          <draw:text-box>
            <text:p text:style-name="P3">0</text:p>
          </draw:text-box>
        </draw:frame>
        <draw:frame draw:style-name="gr10" draw:text-style-name="P3" draw:layer="layout" svg:width="0.9cm" svg:height="0.623cm" svg:x="1.6cm" svg:y="5.6cm">
          <draw:text-box>
            <text:p text:style-name="P3">0</text:p>
          </draw:text-box>
        </draw:frame>
        <draw:frame draw:style-name="gr10" draw:text-style-name="P3" draw:layer="layout" svg:width="1.4cm" svg:height="0.623cm" svg:x="1.2cm" svg:y="12.577cm">
          <draw:text-box>
            <text:p text:style-name="P3">1024</text:p>
          </draw:text-box>
        </draw:frame>
        <draw:frame draw:style-name="gr10" draw:text-style-name="P3" draw:layer="layout" svg:width="1.4cm" svg:height="0.623cm" svg:x="1.2cm" svg:y="8.077cm">
          <draw:text-box>
            <text:p text:style-name="P3">1024</text:p>
          </draw:text-box>
        </draw:frame>
        <draw:frame draw:style-name="gr10" draw:text-style-name="P3" draw:layer="layout" svg:width="1.4cm" svg:height="0.623cm" svg:x="1.1cm" svg:y="1.8cm">
          <draw:text-box>
            <text:p text:style-name="P3">1024</text:p>
          </draw:text-box>
        </draw:frame>
        <draw:frame draw:style-name="gr10" draw:text-style-name="P3" draw:layer="layout" svg:width="1.4cm" svg:height="0.623cm" svg:x="1.3cm" svg:y="9.8cm">
          <draw:text-box>
            <text:p text:style-name="P3">128</text:p>
          </draw:text-box>
        </draw:frame>
        <draw:frame draw:style-name="gr10" draw:text-style-name="P3" draw:layer="layout" svg:width="1.4cm" svg:height="0.623cm" svg:x="1.2cm" svg:y="3.577cm">
          <draw:text-box>
            <text:p text:style-name="P3">128</text:p>
          </draw:text-box>
        </draw:frame>
        <draw:frame draw:style-name="gr10" draw:text-style-name="P3" draw:layer="layout" svg:width="1.4cm" svg:height="0.623cm" svg:x="1.3cm" svg:y="14.1cm">
          <draw:text-box>
            <text:p text:style-name="P3">128</text:p>
          </draw:text-box>
        </draw:frame>
        <draw:frame draw:style-name="gr11" draw:text-style-name="P4" draw:layer="layout" svg:width="4.3cm" svg:height="0.7cm" svg:x="15.7cm" svg:y="5.8cm">
          <draw:text-box>
            <text:p text:style-name="P4">Código 1</text:p>
          </draw:text-box>
        </draw:frame>
        <draw:frame draw:style-name="gr11" draw:text-style-name="P4" draw:layer="layout" svg:width="4.3cm" svg:height="0.7cm" svg:x="15.7cm" svg:y="5.4cm">
          <draw:text-box>
            <text:p text:style-name="P4">Código 2</text:p>
          </draw:text-box>
        </draw:frame>
        <draw:line draw:style-name="gr12" draw:text-style-name="P1" draw:layer="layout" svg:x1="15.2cm" svg:y1="5.9cm" svg:x2="17.8cm" svg:y2="5.9cm">
          <text:p/>
        </draw:line>
        <draw:line draw:style-name="gr12" draw:text-style-name="P1" draw:layer="layout" svg:x1="15.2cm" svg:y1="5.5cm" svg:x2="17.8cm" svg:y2="5.5cm">
          <text:p/>
        </draw:line>
        <draw:frame draw:style-name="gr11" draw:text-style-name="P4" draw:layer="layout" svg:width="4.3cm" svg:height="0.7cm" svg:x="15.9cm" svg:y="5cm">
          <draw:text-box>
            <text:p text:style-name="P4">Ancla</text:p>
          </draw:text-box>
        </draw:frame>
        <draw:line draw:style-name="gr12" draw:text-style-name="P1" draw:layer="layout" svg:x1="15.2cm" svg:y1="5.1cm" svg:x2="17.8cm" svg:y2="5.1cm">
          <text:p/>
        </draw:line>
        <draw:frame draw:style-name="gr11" draw:text-style-name="P4" draw:layer="layout" svg:width="4.3cm" svg:height="0.7cm" svg:x="17.7cm" svg:y="12.8cm">
          <draw:text-box>
            <text:p text:style-name="P4">Código 1</text:p>
          </draw:text-box>
        </draw:frame>
        <draw:frame draw:style-name="gr11" draw:text-style-name="P4" draw:layer="layout" svg:width="4.3cm" svg:height="0.7cm" svg:x="17.7cm" svg:y="12.4cm">
          <draw:text-box>
            <text:p text:style-name="P4">Código 2</text:p>
          </draw:text-box>
        </draw:frame>
        <draw:line draw:style-name="gr12" draw:text-style-name="P1" draw:layer="layout" svg:x1="17.2cm" svg:y1="12.9cm" svg:x2="19.8cm" svg:y2="12.9cm">
          <text:p/>
        </draw:line>
        <draw:line draw:style-name="gr12" draw:text-style-name="P1" draw:layer="layout" svg:x1="17.2cm" svg:y1="12.5cm" svg:x2="19.8cm" svg:y2="12.5cm">
          <text:p/>
        </draw:line>
        <draw:frame draw:style-name="gr11" draw:text-style-name="P4" draw:layer="layout" svg:width="4.3cm" svg:height="0.7cm" svg:x="17.9cm" svg:y="12cm">
          <draw:text-box>
            <text:p text:style-name="P4">Ancla</text:p>
          </draw:text-box>
        </draw:frame>
        <draw:line draw:style-name="gr12" draw:text-style-name="P1" draw:layer="layout" svg:x1="17.2cm" svg:y1="12.1cm" svg:x2="19.8cm" svg:y2="12.1cm">
          <text:p/>
        </draw:line>
        <draw:frame draw:style-name="gr11" draw:text-style-name="P4" draw:layer="layout" svg:width="4.3cm" svg:height="0.7cm" svg:x="15.2cm" svg:y="16.8cm">
          <draw:text-box>
            <text:p text:style-name="P4">Código 1</text:p>
          </draw:text-box>
        </draw:frame>
        <draw:frame draw:style-name="gr11" draw:text-style-name="P4" draw:layer="layout" svg:width="4.3cm" svg:height="0.7cm" svg:x="15.2cm" svg:y="16.4cm">
          <draw:text-box>
            <text:p text:style-name="P4">Código 2</text:p>
          </draw:text-box>
        </draw:frame>
        <draw:line draw:style-name="gr12" draw:text-style-name="P1" draw:layer="layout" svg:x1="14.7cm" svg:y1="16.9cm" svg:x2="17.3cm" svg:y2="16.9cm">
          <text:p/>
        </draw:line>
        <draw:line draw:style-name="gr12" draw:text-style-name="P1" draw:layer="layout" svg:x1="14.7cm" svg:y1="16.5cm" svg:x2="17.3cm" svg:y2="16.5cm">
          <text:p/>
        </draw:line>
        <draw:frame draw:style-name="gr11" draw:text-style-name="P4" draw:layer="layout" svg:width="4.3cm" svg:height="0.7cm" svg:x="15.4cm" svg:y="16cm">
          <draw:text-box>
            <text:p text:style-name="P4">Ancla</text:p>
          </draw:text-box>
        </draw:frame>
        <draw:line draw:style-name="gr12" draw:text-style-name="P1" draw:layer="layout" svg:x1="14.7cm" svg:y1="16.1cm" svg:x2="17.3cm" svg:y2="16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Fin_20_de_20_línea_20_1" draw:display-name="Fin de línea 1" svg:viewBox="0 0 1321 3493" svg:d="m1321 3493h-1321l702-3493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guel </meta:initial-creator>
    <meta:creation-date>2013-11-30T15:30:55.816916094</meta:creation-date>
    <dc:date>2013-11-30T15:58:58.873556996</dc:date>
    <dc:creator>Miguel </dc:creator>
    <meta:editing-duration>PT21M30S</meta:editing-duration>
    <meta:editing-cycles>9</meta:editing-cycles>
    <meta:generator>LibreOffice/4.1.2.3$Linux_X86_64 LibreOffice_project/410m0$Build-3</meta:generator>
    <meta:document-statistic meta:object-count="59"/>
  </office:meta>
</office:document-meta>
</file>